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table-cell" style:name="a0def4c">
      <style:table-cell-properties fo:border-bottom="0.02mm solid #000000" fo:border-left="0.02mm solid #000000" fo:border-right="0.02mm solid #000000" fo:border-top="0.02mm solid #000000"/>
    </style:style>
    <style:style style:family="table-column" style:name="af46040">
      <style:table-column-properties style:rel-column-width="1000*"/>
    </style:style>
    <style:style style:family="table" style:name="a2effcc" style:parent-style-name="TableGrid">
      <style:table-properties style:rel-width="100%"/>
    </style:style>
    <style:style style:family="table" style:name="a053234" style:parent-style-name="TableGrid">
      <style:table-properties style:width="12.039cm" table:align="left"/>
    </style:style>
    <style:style style:family="table-column" style:name="aa3a612">
      <style:table-column-properties style:column-width="87.82mm"/>
    </style:style>
    <style:style style:family="table-column" style:name="a5e6493">
      <style:table-column-properties style:column-width="32.57mm"/>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style-name="a053234">
        <table:table-column table:style-name="aa3a612"/>
        <table:table-column table:style-name="a5e6493"/>
        <table:table-row>
          <table:table-cell table:style-name="a0def4c"/>
          <table:table-cell table:style-name="a0def4c"/>
        </table:table-row>
        <table:table-row>
          <table:table-cell table:style-name="a0def4c"/>
          <table:table-cell table:style-name="a0def4c"/>
        </table:table-row>
      </table:table>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Table Grid" style:family="table" style:name="TableGrid"/>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41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9-07-23T14:11:23</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